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Pictures/2000000E000000DD000000DDB43ABA64C5FC9CAB.svm" manifest:media-type="image/x-svm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4.95pt"/>
    </style:style>
    <style:style style:name="co2" style:family="table-column">
      <style:table-column-properties fo:break-before="auto" style:column-width="64.29pt"/>
    </style:style>
    <style:style style:name="co3" style:family="table-column">
      <style:table-column-properties fo:break-before="auto" style:column-width="115.99pt"/>
    </style:style>
    <style:style style:name="co4" style:family="table-column">
      <style:table-column-properties fo:break-before="auto" style:column-width="51.7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mpact" table:style-name="ta1">
        <table:shapes>
          <draw:frame draw:z-index="0" draw:style-name="gr1" draw:text-style-name="P1" svg:width="509.92pt" svg:height="211.58pt" svg:x="240.15pt" svg:y="3.74pt">
            <draw:object draw:notify-on-update-of-ranges="impact.A1:impact.A1 impact.A2:impact.A88 impact.B1:impact.B1 impact.B2:impact.B8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04.48pt" svg:height="197.26pt" svg:x="241.71pt" svg:y="222.12pt">
            <draw:object draw:notify-on-update-of-ranges="impact.A1:impact.A1 impact.A2:impact.A88 impact.C1:impact.C1 impact.C2:impact.C8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core</text:p>
          </table:table-cell>
          <table:table-cell office:value-type="string" calcext:value-type="string">
            <text:p>Win rate (%)</text:p>
          </table:table-cell>
          <table:table-cell office:value-type="string" calcext:value-type="string">
            <text:p>Frequency in teams (%)</text:p>
          </table:table-cell>
          <table:table-cell/>
        </table:table-row>
        <table:table-row table:style-name="ro1">
          <table:table-cell office:value-type="float" office:value="-2.6" calcext:value-type="float">
            <text:p>-2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2.4" calcext:value-type="float">
            <text:p>-2.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-2.3" calcext:value-type="float">
            <text:p>-2.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-2.2" calcext:value-type="float">
            <text:p>-2.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-2.1" calcext:value-type="float">
            <text:p>-2.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-1.8" calcext:value-type="float">
            <text:p>-1.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-1.7" calcext:value-type="float">
            <text:p>-1.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-1.6" calcext:value-type="float">
            <text:p>-1.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-1.4" calcext:value-type="float">
            <text:p>-1.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-1.2" calcext:value-type="float">
            <text:p>-1.2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29" calcext:value-type="float">
            <text:p>29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72" calcext:value-type="float">
            <text:p>72</text:p>
          </table:table-cell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83" calcext:value-type="float">
            <text:p>8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84" calcext:value-type="float">
            <text:p>84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85" calcext:value-type="float">
            <text:p>85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85" calcext:value-type="float">
            <text:p>85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89" calcext:value-type="float">
            <text:p>8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91" calcext:value-type="float">
            <text:p>9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WenQuanYi Zen Hei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5T03:49:52.127566484</dc:date>
    <meta:editing-duration>PT26M30S</meta:editing-duration>
    <meta:editing-cycles>5</meta:editing-cycles>
    <meta:generator>LibreOffice/6.1.3.2$Linux_X86_64 LibreOffice_project/10$Build-2</meta:generator>
    <meta:document-statistic meta:table-count="1" meta:cell-count="26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3" style:family="chart" style:data-style-name="N0">
      <style:chart-properties chart:display-label="true" chart:logarithmic="false" chart:minimum="-2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aximum="100" chart:origin="0" chart:interval-major="25" chart:interval-minor-divisor="10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draw:stroke="dash" draw:stroke-dash="Fine_20_Dotted" svg:stroke-width="0.152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5" loext:regression-period="2" loext:regression-extrapolate-forward="0" loext:regression-extrapolate-backward="0" loext:regression-force-intercept="false" loext:regression-intercept-value="0" chart:regression-type="polynomial"/>
      <style:graphic-properties draw:stroke-dash="Fine_20_Dotted" svg:stroke-width="0.102cm" svg:stroke-color="#ff9900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99cm" svg:height="7.465cm" xlink:href=".." xlink:type="simple" chart:class="chart:scatter" chart:style-name="ch1">
        <chart:plot-area chart:style-name="ch2" table:cell-range-address="impact.A1:impact.B88" chart:data-source-has-labels="row" svg:x="0.359cm" svg:y="0.149cm" svg:width="17.272cm" svg:height="7.167cm">
          <chartooo:coordinate-region svg:x="0.98cm" svg:y="0.348cm" svg:width="16.371cm" svg:height="6.321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impact.B2:impact.B88" chart:label-cell-address="impact.B1:impact.B1" chart:class="chart:scatter">
            <chart:domain table:cell-range-address="impact.A2:impact.A88"/>
            <chart:regression-curve chart:style-name="ch7"/>
            <chart:data-point chart:repeated="8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in rate (%)</text:p>
                <draw:g>
                  <svg:desc>impact.B1:impac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6">
                <text:p>-2.6</text:p>
                <draw:g>
                  <svg:desc>impact.A2:impact.A88</svg:desc>
                </draw:g>
              </table:table-cell>
              <table:table-cell office:value-type="float" office:value="0">
                <text:p>0</text:p>
                <draw:g>
                  <svg:desc>impact.B2:impact.B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5">
                <text:p>-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4">
                <text:p>-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3">
                <text:p>-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2">
                <text:p>-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1">
                <text:p>-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9">
                <text:p>-1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8">
                <text:p>-1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7">
                <text:p>-1.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6">
                <text:p>-1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5">
                <text:p>-1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4">
                <text:p>-1.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3">
                <text:p>-1.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2">
                <text:p>-1.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1">
                <text:p>-1.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">
                <text:p>-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9">
                <text:p>-0.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">
                <text:p>-0.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7">
                <text:p>-0.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6">
                <text:p>-0.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5">
                <text:p>-0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4">
                <text:p>-0.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3">
                <text:p>-0.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2">
                <text:p>-0.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">
                <text:p>-0.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">
                <text:p>-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">
                <text:p>0.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">
                <text:p>0.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">
                <text:p>0.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">
                <text:p>0.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">
                <text:p>0.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">
                <text:p>0.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">
                <text:p>0.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">
                <text:p>0.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">
                <text:p>1.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">
                <text:p>1.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">
                <text:p>1.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4">
                <text:p>1.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5">
                <text:p>1.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">
                <text:p>1.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">
                <text:p>1.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8">
                <text:p>1.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9">
                <text:p>1.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1">
                <text:p>2.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">
                <text:p>2.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3">
                <text:p>2.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4">
                <text:p>2.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">
                <text:p>2.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">
                <text:p>2.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7">
                <text:p>2.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8">
                <text:p>2.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">
                <text:p>2.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">
                <text:p>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1">
                <text:p>3.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2">
                <text:p>3.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3">
                <text:p>3.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4">
                <text:p>3.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5">
                <text:p>3.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6">
                <text:p>3.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7">
                <text:p>3.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8">
                <text:p>3.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9">
                <text:p>3.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1">
                <text:p>4.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2">
                <text:p>4.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3">
                <text:p>4.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4">
                <text:p>4.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5">
                <text:p>4.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6">
                <text:p>4.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7">
                <text:p>4.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8">
                <text:p>4.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9">
                <text:p>4.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1">
                <text:p>5.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2">
                <text:p>5.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3">
                <text:p>5.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4">
                <text:p>5.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5">
                <text:p>5.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6">
                <text:p>5.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7">
                <text:p>5.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8">
                <text:p>5.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1">
                <text:p>6.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2">
                <text:p>6.2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3" chart:maximum="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0" chart:maximum="100" chart:origin="0" chart:interval-major="10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draw:stroke="dash" draw:stroke-dash="Dashed_20__28_var_29_" svg:stroke-width="0.051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8" loext:regression-period="2" loext:regression-extrapolate-forward="0" loext:regression-extrapolate-backward="0" loext:regression-force-intercept="false" loext:regression-intercept-value="0" chart:regression-type="polynomial"/>
      <style:graphic-properties svg:stroke-width="0.102cm" svg:stroke-color="#ff9900" svg:stroke-opacity="80%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798cm" svg:height="6.96cm" xlink:href=".." xlink:type="simple" chart:class="chart:scatter" chart:style-name="ch1">
        <chart:plot-area chart:style-name="ch2" table:cell-range-address="impact.A1:impact.A88 impact.C1:impact.C88" chart:data-source-has-labels="row" svg:x="0.355cm" svg:y="0.139cm" svg:width="17.088cm" svg:height="6.682cm">
          <chartooo:coordinate-region svg:x="0.976cm" svg:y="0.338cm" svg:width="16.187cm" svg:height="5.83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impact.C2:impact.C88" chart:label-cell-address="impact.C1:impact.C1" chart:class="chart:scatter">
            <chart:domain table:cell-range-address="impact.A2:impact.A88"/>
            <chart:regression-curve chart:style-name="ch7"/>
            <chart:data-point chart:repeated="8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requency in teams (%)</text:p>
                <draw:g>
                  <svg:desc>impact.C1:impac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6">
                <text:p>-2.6</text:p>
                <draw:g>
                  <svg:desc>impact.A2:impact.A88</svg:desc>
                </draw:g>
              </table:table-cell>
              <table:table-cell office:value-type="float" office:value="1">
                <text:p>1</text:p>
                <draw:g>
                  <svg:desc>impact.C2:impact.C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5">
                <text:p>-2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4">
                <text:p>-2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3">
                <text:p>-2.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2">
                <text:p>-2.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1">
                <text:p>-2.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">
                <text:p>-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9">
                <text:p>-1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8">
                <text:p>-1.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7">
                <text:p>-1.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6">
                <text:p>-1.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5">
                <text:p>-1.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4">
                <text:p>-1.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3">
                <text:p>-1.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2">
                <text:p>-1.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1">
                <text:p>-1.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">
                <text:p>-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9">
                <text:p>-0.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">
                <text:p>-0.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7">
                <text:p>-0.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6">
                <text:p>-0.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5">
                <text:p>-0.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4">
                <text:p>-0.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3">
                <text:p>-0.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2">
                <text:p>-0.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1">
                <text:p>-0.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">
                <text:p>-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">
                <text:p>0.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">
                <text:p>0.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">
                <text:p>0.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">
                <text:p>0.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">
                <text:p>0.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">
                <text:p>0.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">
                <text:p>0.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">
                <text:p>0.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1">
                <text:p>1.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">
                <text:p>1.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">
                <text:p>1.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4">
                <text:p>1.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5">
                <text:p>1.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6">
                <text:p>1.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">
                <text:p>1.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8">
                <text:p>1.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9">
                <text:p>1.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1">
                <text:p>2.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">
                <text:p>2.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3">
                <text:p>2.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4">
                <text:p>2.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">
                <text:p>2.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">
                <text:p>2.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7">
                <text:p>2.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8">
                <text:p>2.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">
                <text:p>2.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1">
                <text:p>3.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2">
                <text:p>3.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3">
                <text:p>3.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4">
                <text:p>3.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5">
                <text:p>3.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6">
                <text:p>3.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7">
                <text:p>3.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8">
                <text:p>3.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9">
                <text:p>3.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1">
                <text:p>4.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2">
                <text:p>4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3">
                <text:p>4.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4">
                <text:p>4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5">
                <text:p>4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6">
                <text:p>4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7">
                <text:p>4.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8">
                <text:p>4.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9">
                <text:p>4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.1">
                <text:p>5.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2">
                <text:p>5.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.3">
                <text:p>5.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4">
                <text:p>5.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5">
                <text:p>5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.6">
                <text:p>5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7">
                <text:p>5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8">
                <text:p>5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1">
                <text:p>6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.2">
                <text:p>6.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